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style:font-size-asian="25pt" style:font-size-complex="2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5pt" style:text-underline-style="solid" style:text-underline-width="auto" style:text-underline-color="font-color" style:font-size-asian="25pt" style:font-size-complex="2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25pt" style:text-underline-style="none" fo:font-weight="bold" style:font-size-asian="25pt" style:font-weight-asian="bold" style:font-size-complex="2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flichtenheft</text:p>
      <text:p text:style-name="P9"/>
      <text:p text:style-name="P9">Eva.Lotion</text:p>
      <text:p text:style-name="P8"/>
      <text:p text:style-name="P11">Version:<text:span text:style-name="T1"><text:tab/><text:tab/><text:tab/><text:tab/>1.0</text:span></text:p>
      <text:p text:style-name="P11">Erstellungsdatum:<text:tab/><text:span text:style-name="T1"><text:tab/><text:tab/>27.04.2018</text:span></text:p>
      <text:p text:style-name="P11">Namen der Ersteller:<text:span text:style-name="T1"><text:tab/><text:tab/>Moritz von Wirth</text:span></text:p>
      <text:p text:style-name="P11"><text:span text:style-name="T1"><text:tab/><text:tab/><text:tab/><text:tab/><text:tab/>Michael Ziemnicki</text:span></text:p>
      <text:p text:style-name="P11"><text:span text:style-name="T1"><text:tab/><text:tab/><text:tab/><text:tab/><text:tab/>Siu Hun Fung</text:span></text:p>
      <text:p text:style-name="P11"><text:span text:style-name="T1"><text:tab/><text:tab/><text:tab/><text:tab/><text:tab/>Christian Kirchner</text:span></text:p>
      <text:p text:style-name="P2"/>
      <text:p text:style-name="P2">Revisionsübersicht: 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Initialisierung des Pflichtenhefts</text:p>
          </table:table-cell>
          <table:table-cell table:style-name="Tabelle1.B1" office:value-type="string">
            <text:p text:style-name="P1">Moritz von Wirth 27.04.18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itz von Wirth</meta:initial-creator>
    <meta:creation-date>2018-04-25T08:01:11.17</meta:creation-date>
    <dc:date>2018-04-27T10:54:27.63</dc:date>
    <dc:creator>Moritz von Wirth</dc:creator>
    <meta:editing-duration>PT9M23S</meta:editing-duration>
    <meta:editing-cycles>1</meta:editing-cycles>
    <meta:generator>OpenOffice/4.1.5$Win32 OpenOffice.org_project/415m1$Build-9789</meta:generator>
    <meta:document-statistic meta:table-count="1" meta:image-count="0" meta:object-count="0" meta:page-count="1" meta:paragraph-count="11" meta:word-count="27" meta:character-count="247"/>
  </office:meta>
</office:document-meta>
</file>